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2pt" fo:language="ru" fo:country="RU" officeooo:rsid="00041485" officeooo:paragraph-rsid="00041485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41485" officeooo:paragraph-rsid="00041485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41485" officeooo:paragraph-rsid="0007038a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0541c5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12dedb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1e063d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20ad41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1eff33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bac2" officeooo:paragraph-rsid="0005bac2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7038a" officeooo:paragraph-rsid="0007038a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77b20" officeooo:paragraph-rsid="00077b20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85df4" officeooo:paragraph-rsid="00085df4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a1589" officeooo:paragraph-rsid="000a1589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b56c5" officeooo:paragraph-rsid="000b56c5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cf879" officeooo:paragraph-rsid="000d19d6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f21e8" officeooo:paragraph-rsid="000f21e8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f21e8" officeooo:paragraph-rsid="001ba0a1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1234b" officeooo:paragraph-rsid="001731d4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e6467" officeooo:paragraph-rsid="001ba0a1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425015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4805dc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50f731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ba0a1" officeooo:paragraph-rsid="001ba0a1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cdf38" officeooo:paragraph-rsid="001cdf38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3433c" officeooo:paragraph-rsid="0023433c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a4cbc" officeooo:paragraph-rsid="004ac4dc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b9b60" officeooo:paragraph-rsid="002b9b60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b9b60" officeooo:paragraph-rsid="002c25cc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b9b60" officeooo:paragraph-rsid="0049b766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75cfb" officeooo:paragraph-rsid="00289b2d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3e4cd9" officeooo:paragraph-rsid="003e4cd9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46b2b" officeooo:paragraph-rsid="00540cb9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4ff3f" officeooo:paragraph-rsid="00337129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Times New Roman" fo:font-size="12pt" fo:language="ru" fo:country="RU" fo:font-weight="bold" officeooo:rsid="0039a01a" officeooo:paragraph-rsid="0039a01a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justify" style:justify-single-word="false"/>
      <style:text-properties style:font-name="Times New Roman" fo:font-size="12pt" fo:language="en" fo:country="US" officeooo:rsid="0020ad41" officeooo:paragraph-rsid="0049b766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officeooo:paragraph-rsid="0007038a"/>
    </style:style>
    <style:style style:name="P37" style:family="paragraph" style:parent-style-name="Text_20_body">
      <style:paragraph-properties fo:text-align="justify" style:justify-single-word="false"/>
      <style:text-properties officeooo:paragraph-rsid="0019579c"/>
    </style:style>
    <style:style style:name="P38" style:family="paragraph" style:parent-style-name="Text_20_body">
      <style:paragraph-properties fo:text-align="justify" style:justify-single-word="false"/>
      <style:text-properties style:font-name="Courier New" fo:font-size="12pt" fo:language="ru" fo:country="RU" officeooo:rsid="001a72fb" officeooo:paragraph-rsid="001a72fb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Courier New" fo:font-size="12pt" fo:language="ru" fo:country="RU" style:text-underline-style="solid" style:text-underline-width="auto" style:text-underline-color="font-color" officeooo:rsid="0017d787" officeooo:paragraph-rsid="0017d787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Courier New" fo:font-size="12pt" fo:language="ru" fo:country="RU" style:text-underline-style="solid" style:text-underline-width="auto" style:text-underline-color="font-color" officeooo:rsid="001a72fb" officeooo:paragraph-rsid="001a72fb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Courier New" fo:font-size="12pt" fo:language="en" fo:country="US" officeooo:rsid="0017d787" officeooo:paragraph-rsid="0017d787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Courier New" fo:font-size="12pt" fo:language="en" fo:country="US" officeooo:rsid="0017d787" officeooo:paragraph-rsid="0019579c" style:font-size-asian="12pt" style:font-size-complex="12pt"/>
    </style:style>
    <style:style style:name="P43" style:family="paragraph" style:parent-style-name="Text_20_body">
      <style:paragraph-properties fo:text-align="justify" style:justify-single-word="false" fo:break-before="page"/>
      <style:text-properties style:font-name="Courier New" fo:font-size="12pt" fo:language="ru" fo:country="RU" style:text-underline-style="solid" style:text-underline-width="auto" style:text-underline-color="font-color" officeooo:rsid="003603fe" officeooo:paragraph-rsid="003603fe" style:font-size-asian="12pt" style:font-size-complex="12pt"/>
    </style:style>
    <style:style style:name="P44" style:family="paragraph" style:parent-style-name="Heading_20_1">
      <style:paragraph-properties fo:text-align="center" style:justify-single-word="false"/>
      <style:text-properties style:font-name="Times New Roman" fo:font-size="12pt" fo:language="ru" fo:country="RU" officeooo:rsid="00041485" officeooo:paragraph-rsid="00041485" style:font-size-asian="12pt" style:font-size-complex="12pt"/>
    </style:style>
    <style:style style:name="P45" style:family="paragraph" style:parent-style-name="Text_20_body" style:master-page-name="">
      <style:paragraph-properties fo:text-align="justify" style:justify-single-word="false" style:page-number="auto" fo:break-before="auto" fo:break-after="auto"/>
      <style:text-properties style:font-name="Times New Roman" fo:font-size="12pt" fo:language="en" fo:country="US" officeooo:rsid="0020ad41" officeooo:paragraph-rsid="0044c1d8" style:font-size-asian="12pt" style:font-size-complex="12pt"/>
    </style:style>
    <style:style style:name="P46" style:family="paragraph" style:parent-style-name="Text_20_body" style:master-page-name="">
      <style:paragraph-properties fo:text-align="justify" style:justify-single-word="false" style:page-number="auto" fo:break-before="auto" fo:break-after="auto"/>
      <style:text-properties style:font-name="Times New Roman" fo:font-size="12pt" fo:language="ru" fo:country="RU" officeooo:rsid="002a4cbc" officeooo:paragraph-rsid="004ac4dc" style:font-size-asian="12pt" style:font-size-complex="12pt"/>
    </style:style>
    <style:style style:name="P47" style:family="paragraph" style:parent-style-name="Text_20_body" style:master-page-name="">
      <style:paragraph-properties fo:text-align="justify" style:justify-single-word="false" style:page-number="auto" fo:break-before="auto" fo:break-after="auto"/>
      <style:text-properties style:font-name="Times New Roman" fo:font-size="12pt" fo:language="ru" fo:country="RU" officeooo:rsid="0050f731" officeooo:paragraph-rsid="005177ad" style:font-size-asian="12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54e6e1" officeooo:paragraph-rsid="0054e6e1" style:font-size-asian="12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218fdc" style:font-size-asian="12pt" style:font-size-complex="12pt"/>
    </style:style>
    <style:style style:name="P50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5c0bd9" style:font-size-asian="12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4fd063" officeooo:paragraph-rsid="005c0bd9" style:font-size-asian="12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b9b60" officeooo:paragraph-rsid="005c0bd9" style:font-size-asian="12pt" style:font-size-complex="12pt"/>
    </style:style>
    <style:style style:name="P53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b9b60" officeooo:paragraph-rsid="005dec4f" style:font-size-asian="12pt" style:font-size-complex="12pt"/>
    </style:style>
    <style:style style:name="P54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2dedb" officeooo:paragraph-rsid="005dec4f" style:font-size-asian="12pt" style:font-size-complex="12pt"/>
    </style:style>
    <style:style style:name="P55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0541c5" style:font-size-asian="12pt" style:font-size-complex="12pt"/>
    </style:style>
    <style:style style:name="P56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5c8b83" officeooo:paragraph-rsid="005c8b83" style:font-size-asian="12pt" style:font-size-complex="12pt"/>
    </style:style>
    <style:style style:name="P57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5dec4f" officeooo:paragraph-rsid="005dec4f" style:font-size-asian="12pt" style:font-size-complex="12pt"/>
    </style:style>
    <style:style style:name="P58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1234b" officeooo:paragraph-rsid="0011234b" style:font-size-asian="12pt" style:font-size-complex="12pt"/>
    </style:style>
    <style:style style:name="P59" style:family="paragraph" style:parent-style-name="Text_20_body">
      <style:paragraph-properties fo:text-align="justify" style:justify-single-word="false"/>
      <style:text-properties style:font-name="Times New Roman" fo:font-size="12pt" fo:language="ru" fo:country="RU" fo:font-weight="normal" officeooo:rsid="0061c7d4" officeooo:paragraph-rsid="0061c7d4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5674f9" officeooo:paragraph-rsid="005674f9" style:font-size-asian="12pt" style:font-size-complex="12pt"/>
    </style:style>
    <style:style style:name="P61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57b3f7" officeooo:paragraph-rsid="0057b3f7" style:font-size-asian="12pt" style:font-size-complex="12pt"/>
    </style:style>
    <style:style style:name="P62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57b3f7" officeooo:paragraph-rsid="0058bb96" style:font-size-asian="12pt" style:font-size-complex="12pt"/>
    </style:style>
    <style:style style:name="P63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58bb96" officeooo:paragraph-rsid="0058bb96" style:font-size-asian="12pt" style:font-size-complex="12pt"/>
    </style:style>
    <style:style style:name="P64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5c0bd9" officeooo:paragraph-rsid="005c0bd9" style:font-size-asian="12pt" style:font-size-complex="12pt"/>
    </style:style>
    <style:style style:name="P65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5dec4f" officeooo:paragraph-rsid="005dec4f" style:font-size-asian="12pt" style:font-size-complex="12pt"/>
    </style:style>
    <style:style style:name="P66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60090c" officeooo:paragraph-rsid="0060090c" style:font-size-asian="12pt" style:font-size-complex="12pt"/>
    </style:style>
    <style:style style:name="P67" style:family="paragraph" style:parent-style-name="Text_20_body">
      <style:paragraph-properties fo:text-align="justify" style:justify-single-word="false"/>
      <style:text-properties officeooo:paragraph-rsid="0060090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038a"/>
    </style:style>
    <style:style style:name="T3" style:family="text">
      <style:text-properties fo:language="en" fo:country="US" officeooo:rsid="000541c5"/>
    </style:style>
    <style:style style:name="T4" style:family="text">
      <style:text-properties fo:language="en" fo:country="US" officeooo:rsid="00085df4"/>
    </style:style>
    <style:style style:name="T5" style:family="text">
      <style:text-properties fo:language="en" fo:country="US" officeooo:rsid="000a1589"/>
    </style:style>
    <style:style style:name="T6" style:family="text">
      <style:text-properties fo:language="en" fo:country="US" officeooo:rsid="000e6467"/>
    </style:style>
    <style:style style:name="T7" style:family="text">
      <style:text-properties fo:language="en" fo:country="US" officeooo:rsid="00111ff4"/>
    </style:style>
    <style:style style:name="T8" style:family="text">
      <style:text-properties fo:language="en" fo:country="US" officeooo:rsid="0011234b"/>
    </style:style>
    <style:style style:name="T9" style:family="text">
      <style:text-properties fo:language="en" fo:country="US" officeooo:rsid="0012dedb"/>
    </style:style>
    <style:style style:name="T10" style:family="text">
      <style:text-properties fo:language="en" fo:country="US" officeooo:rsid="0012fc74"/>
    </style:style>
    <style:style style:name="T11" style:family="text">
      <style:text-properties fo:language="en" fo:country="US" style:text-underline-style="solid" style:text-underline-width="auto" style:text-underline-color="font-color" officeooo:rsid="0019579c"/>
    </style:style>
    <style:style style:name="T12" style:family="text">
      <style:text-properties fo:language="en" fo:country="US" officeooo:rsid="001ba0a1"/>
    </style:style>
    <style:style style:name="T13" style:family="text">
      <style:text-properties fo:language="en" fo:country="US" officeooo:rsid="001e063d"/>
    </style:style>
    <style:style style:name="T14" style:family="text">
      <style:text-properties fo:language="en" fo:country="US" officeooo:rsid="001eff33"/>
    </style:style>
    <style:style style:name="T15" style:family="text">
      <style:text-properties fo:language="en" fo:country="US" officeooo:rsid="00202973"/>
    </style:style>
    <style:style style:name="T16" style:family="text">
      <style:text-properties fo:language="en" fo:country="US" officeooo:rsid="00239242"/>
    </style:style>
    <style:style style:name="T17" style:family="text">
      <style:text-properties fo:language="en" fo:country="US" officeooo:rsid="00275cfb"/>
    </style:style>
    <style:style style:name="T18" style:family="text">
      <style:text-properties fo:language="en" fo:country="US" officeooo:rsid="002c25cc"/>
    </style:style>
    <style:style style:name="T19" style:family="text">
      <style:text-properties fo:language="en" fo:country="US" officeooo:rsid="002d7b7e"/>
    </style:style>
    <style:style style:name="T20" style:family="text">
      <style:text-properties fo:language="en" fo:country="US" officeooo:rsid="00337129"/>
    </style:style>
    <style:style style:name="T21" style:family="text">
      <style:text-properties fo:language="en" fo:country="US" style:text-underline-style="none" fo:font-weight="bold" style:font-weight-asian="bold" style:font-weight-complex="bold"/>
    </style:style>
    <style:style style:name="T22" style:family="text">
      <style:text-properties fo:language="en" fo:country="US" officeooo:rsid="003e4cd9"/>
    </style:style>
    <style:style style:name="T23" style:family="text">
      <style:text-properties fo:language="en" fo:country="US" officeooo:rsid="00425e1c"/>
    </style:style>
    <style:style style:name="T24" style:family="text">
      <style:text-properties fo:language="en" fo:country="US" officeooo:rsid="004805dc"/>
    </style:style>
    <style:style style:name="T25" style:family="text">
      <style:text-properties fo:language="en" fo:country="US" officeooo:rsid="0049b766"/>
    </style:style>
    <style:style style:name="T26" style:family="text">
      <style:text-properties fo:language="en" fo:country="US" officeooo:rsid="0050f731"/>
    </style:style>
    <style:style style:name="T27" style:family="text">
      <style:text-properties fo:language="en" fo:country="US" officeooo:rsid="0053db46"/>
    </style:style>
    <style:style style:name="T28" style:family="text">
      <style:text-properties fo:language="en" fo:country="US" officeooo:rsid="0057b3f7"/>
    </style:style>
    <style:style style:name="T29" style:family="text">
      <style:text-properties fo:language="en" fo:country="US" officeooo:rsid="005a7084"/>
    </style:style>
    <style:style style:name="T30" style:family="text">
      <style:text-properties fo:language="en" fo:country="US" officeooo:rsid="005c0bd9"/>
    </style:style>
    <style:style style:name="T31" style:family="text">
      <style:text-properties fo:language="en" fo:country="US" officeooo:rsid="0061c7d4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2pt" fo:language="en" fo:country="US" officeooo:rsid="000541c5" style:font-size-asian="12pt" style:font-size-complex="12pt"/>
    </style:style>
    <style:style style:name="T34" style:family="text">
      <style:text-properties style:font-name="Times New Roman" fo:font-size="12pt" fo:language="ru" fo:country="RU" officeooo:rsid="000541c5" style:font-size-asian="12pt" style:font-size-complex="12pt"/>
    </style:style>
    <style:style style:name="T35" style:family="text">
      <style:text-properties style:font-name="Times New Roman" fo:font-size="12pt" fo:language="ru" fo:country="RU" officeooo:rsid="0007038a" style:font-size-asian="12pt" style:font-size-complex="12pt"/>
    </style:style>
    <style:style style:name="T36" style:family="text">
      <style:text-properties style:font-name="Times New Roman" fo:font-size="12pt" fo:language="ru" fo:country="RU" officeooo:rsid="005c8b83" style:font-size-asian="12pt" style:font-size-complex="12pt"/>
    </style:style>
    <style:style style:name="T37" style:family="text">
      <style:text-properties style:font-name="Times New Roman" fo:font-size="12pt" fo:language="ru" fo:country="RU" officeooo:rsid="005dec4f" style:font-size-asian="12pt" style:font-size-complex="12pt"/>
    </style:style>
    <style:style style:name="T38" style:family="text">
      <style:text-properties style:font-name="Times New Roman" fo:language="en" fo:country="US"/>
    </style:style>
    <style:style style:name="T39" style:family="text">
      <style:text-properties style:font-name="Times New Roman" fo:language="en" fo:country="US" officeooo:rsid="001ba0a1"/>
    </style:style>
    <style:style style:name="T40" style:family="text">
      <style:text-properties style:font-name="Times New Roman" fo:language="en" fo:country="US" officeooo:rsid="00337129"/>
    </style:style>
    <style:style style:name="T41" style:family="text">
      <style:text-properties style:font-name="Times New Roman" fo:language="en" fo:country="US" officeooo:rsid="000541c5"/>
    </style:style>
    <style:style style:name="T42" style:family="text">
      <style:text-properties style:font-name="Times New Roman" fo:language="en" fo:country="US" officeooo:rsid="001731d4"/>
    </style:style>
    <style:style style:name="T43" style:family="text">
      <style:text-properties style:font-name="Times New Roman" fo:language="en" fo:country="US" officeooo:rsid="001e063d"/>
    </style:style>
    <style:style style:name="T44" style:family="text">
      <style:text-properties style:font-name="Times New Roman" fo:language="en" fo:country="US" officeooo:rsid="00416f99"/>
    </style:style>
    <style:style style:name="T45" style:family="text">
      <style:text-properties style:font-name="Times New Roman" fo:language="en" fo:country="US" officeooo:rsid="004805dc"/>
    </style:style>
    <style:style style:name="T46" style:family="text">
      <style:text-properties style:font-name="Times New Roman" fo:language="en" fo:country="US" officeooo:rsid="0054e6e1"/>
    </style:style>
    <style:style style:name="T47" style:family="text">
      <style:text-properties style:font-name="Times New Roman" officeooo:rsid="001ba0a1"/>
    </style:style>
    <style:style style:name="T48" style:family="text">
      <style:text-properties style:font-name="Times New Roman" officeooo:rsid="00146b2b"/>
    </style:style>
    <style:style style:name="T49" style:family="text">
      <style:text-properties style:font-name="Times New Roman" officeooo:rsid="0024ff3f"/>
    </style:style>
    <style:style style:name="T50" style:family="text">
      <style:text-properties style:font-name="Times New Roman" officeooo:rsid="003afba9"/>
    </style:style>
    <style:style style:name="T51" style:family="text">
      <style:text-properties style:font-name="Times New Roman" officeooo:rsid="00404070"/>
    </style:style>
    <style:style style:name="T52" style:family="text">
      <style:text-properties style:font-name="Times New Roman" officeooo:rsid="00416f99"/>
    </style:style>
    <style:style style:name="T53" style:family="text">
      <style:text-properties style:font-name="Times New Roman" officeooo:rsid="000541c5"/>
    </style:style>
    <style:style style:name="T54" style:family="text">
      <style:text-properties style:font-name="Times New Roman" officeooo:rsid="004805dc"/>
    </style:style>
    <style:style style:name="T55" style:family="text">
      <style:text-properties style:font-name="Times New Roman" officeooo:rsid="0049b766"/>
    </style:style>
    <style:style style:name="T56" style:family="text">
      <style:text-properties style:font-name="Courier New"/>
    </style:style>
    <style:style style:name="T57" style:family="text">
      <style:text-properties style:font-name="Courier New" fo:language="en" fo:country="US"/>
    </style:style>
    <style:style style:name="T58" style:family="text">
      <style:text-properties style:font-name="Courier New" fo:language="en" fo:country="US" officeooo:rsid="00043a8b"/>
    </style:style>
    <style:style style:name="T59" style:family="text">
      <style:text-properties style:font-name="Courier New" fo:language="en" fo:country="US" officeooo:rsid="000541c5"/>
    </style:style>
    <style:style style:name="T60" style:family="text">
      <style:text-properties style:font-name="Courier New" fo:language="en" fo:country="US" officeooo:rsid="000e6467"/>
    </style:style>
    <style:style style:name="T61" style:family="text">
      <style:text-properties style:font-name="Courier New" fo:language="en" fo:country="US" officeooo:rsid="0012fc74"/>
    </style:style>
    <style:style style:name="T62" style:family="text">
      <style:text-properties style:font-name="Courier New" fo:language="en" fo:country="US" officeooo:rsid="00148e25"/>
    </style:style>
    <style:style style:name="T63" style:family="text">
      <style:text-properties style:font-name="Courier New" fo:language="en" fo:country="US" officeooo:rsid="001731d4"/>
    </style:style>
    <style:style style:name="T64" style:family="text">
      <style:text-properties style:font-name="Courier New" fo:language="en" fo:country="US" officeooo:rsid="001ba0a1"/>
    </style:style>
    <style:style style:name="T65" style:family="text">
      <style:text-properties style:font-name="Courier New" fo:language="en" fo:country="US" officeooo:rsid="0020ad41"/>
    </style:style>
    <style:style style:name="T66" style:family="text">
      <style:text-properties style:font-name="Courier New" fo:language="en" fo:country="US" officeooo:rsid="00146b2b"/>
    </style:style>
    <style:style style:name="T67" style:family="text">
      <style:text-properties style:font-name="Courier New" fo:language="en" fo:country="US" officeooo:rsid="0023433c"/>
    </style:style>
    <style:style style:name="T68" style:family="text">
      <style:text-properties style:font-name="Courier New" fo:language="en" fo:country="US" officeooo:rsid="0012dedb"/>
    </style:style>
    <style:style style:name="T69" style:family="text">
      <style:text-properties style:font-name="Courier New" fo:language="en" fo:country="US" officeooo:rsid="002d7b7e"/>
    </style:style>
    <style:style style:name="T70" style:family="text">
      <style:text-properties style:font-name="Courier New" fo:language="en" fo:country="US" officeooo:rsid="00404070"/>
    </style:style>
    <style:style style:name="T71" style:family="text">
      <style:text-properties style:font-name="Courier New" fo:language="en" fo:country="US" officeooo:rsid="004805dc"/>
    </style:style>
    <style:style style:name="T72" style:family="text">
      <style:text-properties style:font-name="Courier New" fo:language="en" fo:country="US" officeooo:rsid="00218fdc"/>
    </style:style>
    <style:style style:name="T73" style:family="text">
      <style:text-properties style:font-name="Courier New" fo:language="en" fo:country="US" officeooo:rsid="005dec4f"/>
    </style:style>
    <style:style style:name="T74" style:family="text">
      <style:text-properties style:font-name="Courier New" fo:language="en" fo:country="US" officeooo:rsid="0060d6d8"/>
    </style:style>
    <style:style style:name="T75" style:family="text">
      <style:text-properties style:font-name="Courier New" fo:font-size="12pt" fo:language="en" fo:country="US" officeooo:rsid="000541c5" style:font-size-asian="12pt" style:font-size-complex="12pt"/>
    </style:style>
    <style:style style:name="T76" style:family="text">
      <style:text-properties style:font-name="Courier New" fo:font-size="12pt" fo:language="en" fo:country="US" style:text-underline-style="solid" style:text-underline-width="auto" style:text-underline-color="font-color" officeooo:rsid="0017d787" style:font-size-asian="12pt" style:font-size-complex="12pt"/>
    </style:style>
    <style:style style:name="T77" style:family="text">
      <style:text-properties style:font-name="Courier New" fo:font-size="12pt" fo:language="en" fo:country="US" style:text-underline-style="solid" style:text-underline-width="auto" style:text-underline-color="font-color" officeooo:rsid="0019579c" style:font-size-asian="12pt" style:font-size-complex="12pt"/>
    </style:style>
    <style:style style:name="T78" style:family="text">
      <style:text-properties style:font-name="Courier New" fo:font-size="12pt" fo:language="ru" fo:country="RU" officeooo:rsid="0007038a" style:font-size-asian="12pt" style:font-size-complex="12pt"/>
    </style:style>
    <style:style style:name="T79" style:family="text">
      <style:text-properties style:font-name="Courier New" fo:font-size="12pt" fo:language="ru" fo:country="RU" officeooo:rsid="000541c5" style:font-size-asian="12pt" style:font-size-complex="12pt"/>
    </style:style>
    <style:style style:name="T80" style:family="text">
      <style:text-properties style:font-name="Courier New" fo:font-size="12pt" fo:language="ru" fo:country="RU" style:text-underline-style="solid" style:text-underline-width="auto" style:text-underline-color="font-color" officeooo:rsid="0017d787" style:font-size-asian="12pt" style:font-size-complex="12pt"/>
    </style:style>
    <style:style style:name="T81" style:family="text">
      <style:text-properties style:font-name="Courier New" officeooo:rsid="000541c5"/>
    </style:style>
    <style:style style:name="T82" style:family="text">
      <style:text-properties style:font-name="Courier New" officeooo:rsid="00146b2b"/>
    </style:style>
    <style:style style:name="T83" style:family="text">
      <style:text-properties style:font-name="Courier New" officeooo:rsid="002a4cbc"/>
    </style:style>
    <style:style style:name="T84" style:family="text">
      <style:text-properties style:font-name="Courier New" officeooo:rsid="004805dc"/>
    </style:style>
    <style:style style:name="T85" style:family="text">
      <style:text-properties style:font-name="Courier New" officeooo:rsid="005dec4f"/>
    </style:style>
    <style:style style:name="T86" style:family="text">
      <style:text-properties style:font-name="Courier New" officeooo:rsid="0020ad41"/>
    </style:style>
    <style:style style:name="T87" style:family="text">
      <style:text-properties style:font-name="Courier New" officeooo:rsid="0060d6d8"/>
    </style:style>
    <style:style style:name="T88" style:family="text">
      <style:text-properties officeooo:rsid="00043a8b"/>
    </style:style>
    <style:style style:name="T89" style:family="text">
      <style:text-properties officeooo:rsid="0007038a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077b20" style:font-weight-asian="bold" style:font-weight-complex="bold"/>
    </style:style>
    <style:style style:name="T92" style:family="text">
      <style:text-properties fo:font-weight="bold" officeooo:rsid="0020ad41" style:font-weight-asian="bold" style:font-weight-complex="bold"/>
    </style:style>
    <style:style style:name="T93" style:family="text">
      <style:text-properties officeooo:rsid="00085df4"/>
    </style:style>
    <style:style style:name="T94" style:family="text">
      <style:text-properties officeooo:rsid="000cf879"/>
    </style:style>
    <style:style style:name="T95" style:family="text">
      <style:text-properties officeooo:rsid="00111ff4"/>
    </style:style>
    <style:style style:name="T96" style:family="text">
      <style:text-properties officeooo:rsid="0011234b"/>
    </style:style>
    <style:style style:name="T97" style:family="text">
      <style:text-properties officeooo:rsid="001ba0a1"/>
    </style:style>
    <style:style style:name="T98" style:family="text">
      <style:text-properties fo:language="ru" fo:country="RU"/>
    </style:style>
    <style:style style:name="T99" style:family="text">
      <style:text-properties fo:language="ru" fo:country="RU" officeooo:rsid="00218fdc"/>
    </style:style>
    <style:style style:name="T100" style:family="text">
      <style:text-properties fo:language="ru" fo:country="RU" officeooo:rsid="0044c1d8"/>
    </style:style>
    <style:style style:name="T101" style:family="text">
      <style:text-properties fo:language="ru" fo:country="RU" officeooo:rsid="002a4cbc"/>
    </style:style>
    <style:style style:name="T102" style:family="text">
      <style:text-properties fo:language="ru" fo:country="RU" officeooo:rsid="004805dc"/>
    </style:style>
    <style:style style:name="T103" style:family="text">
      <style:text-properties fo:language="ru" fo:country="RU" officeooo:rsid="0025769a"/>
    </style:style>
    <style:style style:name="T104" style:family="text">
      <style:text-properties fo:language="ru" fo:country="RU" officeooo:rsid="0048ca8e"/>
    </style:style>
    <style:style style:name="T105" style:family="text">
      <style:text-properties fo:language="ru" fo:country="RU" officeooo:rsid="000541c5"/>
    </style:style>
    <style:style style:name="T106" style:family="text">
      <style:text-properties fo:language="ru" fo:country="RU" officeooo:rsid="005dec4f"/>
    </style:style>
    <style:style style:name="T107" style:family="text">
      <style:text-properties officeooo:rsid="000f21e8"/>
    </style:style>
    <style:style style:name="T108" style:family="text">
      <style:text-properties officeooo:rsid="000541c5"/>
    </style:style>
    <style:style style:name="T109" style:family="text">
      <style:text-properties officeooo:rsid="001e063d"/>
    </style:style>
    <style:style style:name="T110" style:family="text">
      <style:text-properties officeooo:rsid="0005bac2"/>
    </style:style>
    <style:style style:name="T111" style:family="text">
      <style:text-properties officeooo:rsid="00218fdc"/>
    </style:style>
    <style:style style:name="T112" style:family="text">
      <style:text-properties officeooo:rsid="00239242"/>
    </style:style>
    <style:style style:name="T113" style:family="text">
      <style:text-properties officeooo:rsid="0025769a"/>
    </style:style>
    <style:style style:name="T114" style:family="text">
      <style:text-properties officeooo:rsid="00275cfb"/>
    </style:style>
    <style:style style:name="T115" style:family="text">
      <style:text-properties officeooo:rsid="002b9b60"/>
    </style:style>
    <style:style style:name="T116" style:family="text">
      <style:text-properties officeooo:rsid="002c25cc"/>
    </style:style>
    <style:style style:name="T117" style:family="text">
      <style:text-properties officeooo:rsid="00337129"/>
    </style:style>
    <style:style style:name="T118" style:family="text">
      <style:text-properties style:text-underline-style="none" fo:font-weight="bold" style:font-weight-asian="bold" style:font-weight-complex="bold"/>
    </style:style>
    <style:style style:name="T119" style:family="text">
      <style:text-properties officeooo:rsid="003afba9"/>
    </style:style>
    <style:style style:name="T120" style:family="text">
      <style:text-properties officeooo:rsid="003e4cd9"/>
    </style:style>
    <style:style style:name="T121" style:family="text">
      <style:text-properties officeooo:rsid="0020ad41"/>
    </style:style>
    <style:style style:name="T122" style:family="text">
      <style:text-properties officeooo:rsid="00146b2b"/>
    </style:style>
    <style:style style:name="T123" style:family="text">
      <style:text-properties officeooo:rsid="00425e1c"/>
    </style:style>
    <style:style style:name="T124" style:family="text">
      <style:text-properties officeooo:rsid="0044c1d8"/>
    </style:style>
    <style:style style:name="T125" style:family="text">
      <style:text-properties officeooo:rsid="002a4cbc"/>
    </style:style>
    <style:style style:name="T126" style:family="text">
      <style:text-properties officeooo:rsid="0026f1b3"/>
    </style:style>
    <style:style style:name="T127" style:family="text">
      <style:text-properties officeooo:rsid="004805dc"/>
    </style:style>
    <style:style style:name="T128" style:family="text">
      <style:text-properties officeooo:rsid="0027731d"/>
    </style:style>
    <style:style style:name="T129" style:family="text">
      <style:text-properties officeooo:rsid="004fd063"/>
    </style:style>
    <style:style style:name="T130" style:family="text">
      <style:text-properties officeooo:rsid="0050f731"/>
    </style:style>
    <style:style style:name="T131" style:family="text">
      <style:text-properties officeooo:rsid="00511fa2"/>
    </style:style>
    <style:style style:name="T132" style:family="text">
      <style:text-properties officeooo:rsid="0053db46"/>
    </style:style>
    <style:style style:name="T133" style:family="text">
      <style:text-properties officeooo:rsid="0057b3f7"/>
    </style:style>
    <style:style style:name="T134" style:family="text">
      <style:text-properties style:font-name="Times New Roman" fo:font-size="12pt" fo:language="ru" fo:country="RU" officeooo:rsid="005dec4f" style:font-size-asian="12pt" style:font-size-complex="12pt"/>
    </style:style>
    <style:style style:name="T135" style:family="text">
      <style:text-properties style:font-name="Times New Roman" fo:font-size="12pt" fo:language="ru" fo:country="RU" officeooo:rsid="0060090c" style:font-size-asian="12pt" style:font-size-complex="12pt"/>
    </style:style>
    <style:style style:name="T136" style:family="text">
      <style:text-properties style:font-name="Times New Roman" fo:font-size="12pt" fo:language="ru" fo:country="RU" officeooo:rsid="000541c5" style:font-size-asian="12pt" style:font-size-complex="12pt"/>
    </style:style>
    <style:style style:name="T137" style:family="text">
      <style:text-properties style:font-name="Times New Roman" fo:font-size="12pt" fo:language="en" fo:country="US" officeooo:rsid="000541c5" style:font-size-asian="12pt" style:font-size-complex="12pt"/>
    </style:style>
    <style:style style:name="T138" style:family="text">
      <style:text-properties style:font-name="Times New Roman" officeooo:rsid="005c0bd9"/>
    </style:style>
    <style:style style:name="T139" style:family="text">
      <style:text-properties style:font-name="Times New Roman" officeooo:rsid="000541c5"/>
    </style:style>
    <style:style style:name="T140" style:family="text">
      <style:text-properties style:font-name="Times New Roman" fo:language="ru" fo:country="RU" officeooo:rsid="005c0bd9"/>
    </style:style>
    <style:style style:name="T141" style:family="text">
      <style:text-properties style:font-name="Times New Roman" fo:language="ru" fo:country="RU" officeooo:rsid="005dec4f"/>
    </style:style>
    <style:style style:name="T142" style:family="text">
      <style:text-properties style:font-name="Times New Roman" fo:language="ru" fo:country="RU" officeooo:rsid="000541c5"/>
    </style:style>
    <style:style style:name="T143" style:family="text">
      <style:text-properties style:font-name="Times New Roman" fo:language="en" fo:country="US" officeooo:rsid="005c0bd9"/>
    </style:style>
    <style:style style:name="T144" style:family="text">
      <style:text-properties style:font-name="Times New Roman" fo:language="en" fo:country="US" officeooo:rsid="005dec4f"/>
    </style:style>
    <style:style style:name="T145" style:family="text">
      <style:text-properties style:font-name="Times New Roman" fo:language="en" fo:country="US" officeooo:rsid="000541c5"/>
    </style:style>
    <style:style style:name="T146" style:family="text">
      <style:text-properties style:font-name="Times New Roman" fo:language="en" fo:country="US" officeooo:rsid="002c25cc"/>
    </style:style>
    <style:style style:name="T147" style:family="text">
      <style:text-properties style:font-name="Times New Roman" fo:language="en" fo:country="US" officeooo:rsid="0060d6d8"/>
    </style:style>
    <style:style style:name="T148" style:family="text">
      <style:text-properties style:font-name="Times New Roman" officeooo:rsid="005c8b83"/>
    </style:style>
    <style:style style:name="T149" style:family="text">
      <style:text-properties style:font-name="Times New Roman" officeooo:rsid="005dec4f"/>
    </style:style>
    <style:style style:name="T150" style:family="text">
      <style:text-properties style:font-name="Times New Roman" officeooo:rsid="00404070"/>
    </style:style>
    <style:style style:name="T151" style:family="text">
      <style:text-properties style:font-name="Times New Roman" officeooo:rsid="002a4cbc"/>
    </style:style>
    <style:style style:name="T152" style:family="text">
      <style:text-properties style:font-name="Times New Roman" officeooo:rsid="002c25cc"/>
    </style:style>
    <style:style style:name="T153" style:family="text">
      <style:text-properties style:font-name="Times New Roman" officeooo:rsid="0060d6d8"/>
    </style:style>
    <style:style style:name="T154" style:family="text">
      <style:text-properties officeooo:rsid="005917f4"/>
    </style:style>
    <style:style style:name="T155" style:family="text">
      <style:text-properties officeooo:rsid="005a7084"/>
    </style:style>
    <style:style style:name="T156" style:family="text">
      <style:text-properties officeooo:rsid="005c0bd9"/>
    </style:style>
    <style:style style:name="T157" style:family="text">
      <style:text-properties officeooo:rsid="0049b766"/>
    </style:style>
    <style:style style:name="T158" style:family="text">
      <style:text-properties officeooo:rsid="005dec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тунин С. ДИПРБ-31</text:p>
      <text:h text:style-name="P44" text:outline-level="1"><text:bookmark text:name="firstHeading"/>Контекстно-свободная грамматика языка <text:span text:style-name="T1">Haskell </text:span>(РБНФ)</text:h>
      <text:p text:style-name="P34">Версия <text:span text:style-name="T132">4 (адаптация под </text:span><text:span text:style-name="T27">ANTLR)</text:span>.</text:p>
      <text:p text:style-name="P59">В парсере теперь только лексемы из лексера (вроде). Немного соответствующих этому изменений в лексере.</text:p>
      <text:p text:style-name="P2"><text:span text:style-name="T90">Обозначения</text:span>:<text:bookmark text:name="TBL-100"/></text:p>
      <text:p text:style-name="P2">[образец] необязательный</text:p>
      <text:p text:style-name="P2">{образец} ноль или более повторений</text:p>
      <text:p text:style-name="P2">(образец) группировка</text:p>
      <text:p text:style-name="P2">обр1 | pat2 выбор (или)</text:p>
      <text:p text:style-name="P3"><text:span text:style-name="T59">"</text:span><text:span text:style-name="T58">образец</text:span><text:span text:style-name="T59">"</text:span> <text:span text:style-name="T88">терминал в машинописном шрифте</text:span></text:p>
      <text:p text:style-name="P4"><text:span text:style-name="T91">Лексер</text:span>:</text:p>
      <text:p text:style-name="P4">Программа <text:span text:style-name="T1">= { </text:span>Лексема <text:span text:style-name="T1">| </text:span>ПробелСтрока <text:span text:style-name="T1">}</text:span></text:p>
      <text:p text:style-name="P5">Лексема <text:span text:style-name="T1">= </text:span>Литерал <text:span text:style-name="T1">| </text:span>СпецЛексема <text:span text:style-name="T1">| </text:span><text:span text:style-name="T95">Идентификатор </text:span><text:span text:style-name="T7">| </text:span><text:span text:style-name="T96">Тип </text:span><text:span text:style-name="T8">| </text:span>Зарезерв<text:span text:style-name="T95">Слово </text:span><text:span text:style-name="T9">| </text:span>ЗарезервОпер </text:p>
      <text:p text:style-name="P4">Литерал = Целое <text:span text:style-name="T1">| </text:span>Дробное <text:span text:style-name="T1">| </text:span>СимволЛитер <text:span text:style-name="T1">| </text:span>СтроковыйЛитер <text:span text:style-name="T22">| </text:span><text:span text:style-name="T120">Булева </text:span></text:p>
      <text:p text:style-name="P56">ЛеваяСкобка = <text:span text:style-name="Source_20_Text"><text:span text:style-name="T59">"</text:span></text:span><text:span text:style-name="T59">("</text:span></text:p>
      <text:p text:style-name="P56">ПраваяСкобка = <text:span text:style-name="T59">")"</text:span></text:p>
      <text:p text:style-name="P57"><text:span text:style-name="T108">Л</text:span>еваяКвСкобка <text:span text:style-name="T1">= </text:span><text:span text:style-name="T59">"["</text:span></text:p>
      <text:p text:style-name="P57">Правая<text:span text:style-name="T3">КвСкобка</text:span><text:span text:style-name="T59"> = "</text:span><text:span text:style-name="T57">]</text:span><text:span text:style-name="T59">"</text:span></text:p>
      <text:p text:style-name="P66"><text:span text:style-name="T108">З</text:span>апятая<text:span text:style-name="T56"> </text:span><text:span text:style-name="T57">= </text:span><text:span text:style-name="T59">","</text:span></text:p>
      <text:p text:style-name="P67"><text:span text:style-name="T34">СпецЛексема = <text:s/></text:span><text:span text:style-name="T36">ЛеваяСкобка</text:span><text:span text:style-name="T75"> </text:span><text:span text:style-name="T33">| <text:s/></text:span><text:span text:style-name="T36">ПраваяСкобка</text:span><text:span text:style-name="T33"> <text:s/>|</text:span><text:span text:style-name="T33"> </text:span><text:span text:style-name="T34">З</text:span><text:span text:style-name="T135">апятая</text:span><text:span text:style-name="T33"> </text:span><text:span text:style-name="T33">| <text:s/></text:span><text:span text:style-name="T75">";" </text:span><text:span text:style-name="T33">|</text:span><text:span text:style-name="T34"> <text:s/></text:span><text:span text:style-name="T37">ЛеваяКвСкобка</text:span><text:span text:style-name="T79"> </text:span><text:span text:style-name="T34"><text:s/></text:span><text:span text:style-name="T33">|</text:span><text:span text:style-name="T34"> <text:s/></text:span><text:span text:style-name="T37">Пр</text:span><text:span text:style-name="T37">аваяКвСкобк</text:span><text:span text:style-name="T37">а</text:span><text:span text:style-name="T34"> </text:span><text:span text:style-name="T33"><text:s text:c="2"/>| <text:s/></text:span><text:span text:style-name="T75">"{" </text:span><text:span text:style-name="T33"><text:s/>| </text:span><text:span text:style-name="T75">"}"</text:span></text:p>
      <text:p text:style-name="P9">ПробелСтрока = ПробелЭлемент <text:span text:style-name="T1">{</text:span>ПробелЭлемент<text:span text:style-name="T1">}</text:span></text:p>
      <text:p text:style-name="P9">ПробелЭлемент <text:span text:style-name="T1">= </text:span>ПробелСимвол <text:span text:style-name="T1">| </text:span>Коммент <text:span text:style-name="T1">| </text:span>РазверКоммент </text:p>
      <text:p text:style-name="P9">ПробелСимвол <text:span text:style-name="T1">= </text:span><text:span text:style-name="T89">НоваяСтрока </text:span><text:span text:style-name="T2">| </text:span><text:span text:style-name="T89">Пробел </text:span><text:span text:style-name="T2">| </text:span><text:span text:style-name="T89">Табуляция</text:span></text:p>
      <text:p text:style-name="P10">НоваяСтрока = <text:span text:style-name="T56">перевод на новую строку</text:span></text:p>
      <text:p text:style-name="P36"><text:span text:style-name="T35">Пробел</text:span><text:span text:style-name="T78"> = </text:span><text:span text:style-name="Source_20_Text"><text:span text:style-name="T75">" "</text:span></text:span></text:p>
      <text:p text:style-name="P10">Табуляция = <text:span text:style-name="T119">8 раз </text:span><text:span text:style-name="T50">Пробел</text:span></text:p>
      <text:p text:style-name="P11">Коммент = <text:span text:style-name="T59">"</text:span><text:span text:style-name="T56">-</text:span><text:span text:style-name="T59">""</text:span><text:span text:style-name="T56">-</text:span><text:span text:style-name="T59">"</text:span><text:span text:style-name="T57"> </text:span><text:span text:style-name="T1">{</text:span><text:span text:style-name="T59">"-"</text:span><text:span text:style-name="T1">}</text:span><text:span text:style-name="T57"> </text:span><text:span text:style-name="T1">{</text:span>ЛюбойСимвол<text:span text:style-name="T1">} </text:span>НоваяСтрока</text:p>
      <text:p text:style-name="P11">РазверКоммент <text:span text:style-name="T1">= </text:span><text:span text:style-name="T59">"</text:span><text:span text:style-name="T57">{</text:span><text:span text:style-name="T56">-</text:span><text:span text:style-name="T59">" </text:span><text:span text:style-name="T1">{</text:span>ЛюбойСимвол <text:span text:style-name="T1">| </text:span><text:span text:style-name="T93">НоваяСтрока</text:span><text:span text:style-name="T1">} </text:span><text:span text:style-name="T59">"</text:span><text:span text:style-name="T57">}</text:span><text:span text:style-name="T56">-</text:span><text:span text:style-name="T59">"</text:span></text:p>
      <text:p text:style-name="P11">ЛюбойСимвол <text:span text:style-name="T1">= </text:span><text:span text:style-name="T93">ГрафСимвол </text:span><text:span text:style-name="T4">| </text:span><text:span text:style-name="T93">Пробел </text:span><text:span text:style-name="T4">| </text:span><text:span text:style-name="T93">Табуляция</text:span></text:p>
      <text:p text:style-name="P12"><text:soft-page-break/>ГрафСимвол = МалБуква <text:span text:style-name="T1">| </text:span>БолБуква <text:span text:style-name="T1">| </text:span><text:span text:style-name="T94">Другой</text:span>Символ <text:span text:style-name="T1">| </text:span>Цифра <text:span text:style-name="T1">| </text:span>СпецЛексема <text:span text:style-name="T1">| <text:s/></text:span><text:span text:style-name="T59">""" </text:span><text:span text:style-name="T1">|</text:span><text:span text:style-name="T3"> </text:span><text:span text:style-name="T59">"'"</text:span><text:span text:style-name="T3"> </text:span><text:span text:style-name="T1">| </text:span><text:span text:style-name="T59">"_"</text:span></text:p>
      <text:p text:style-name="P13">МалБуква <text:span text:style-name="T1">= </text:span><text:span text:style-name="T57">a</text:span><text:span text:style-name="T1"> | </text:span><text:span text:style-name="T57">b</text:span><text:span text:style-name="T1"> | … | </text:span><text:span text:style-name="T57">z</text:span></text:p>
      <text:p text:style-name="P14">БолБуква = <text:span text:style-name="T57">A</text:span><text:span text:style-name="T5"> | </text:span><text:span text:style-name="T57">B</text:span><text:span text:style-name="T5"> | … | </text:span><text:span text:style-name="T57">Z</text:span></text:p>
      <text:p text:style-name="P15">ДругойСимвол = <text:span text:style-name="T59">"</text:span><text:span text:style-name="T56">!</text:span><text:span text:style-name="T59">"</text:span>| <text:span text:style-name="T59">"</text:span><text:span text:style-name="T56">#</text:span><text:span text:style-name="T59">"</text:span> | <text:span text:style-name="T59">"</text:span><text:span text:style-name="T56">$</text:span><text:span text:style-name="T59">"</text:span> | <text:span text:style-name="T59">"</text:span><text:span text:style-name="T56">%</text:span><text:span text:style-name="T59">"</text:span> | <text:span text:style-name="T59">"</text:span><text:span text:style-name="T56">&amp;</text:span><text:span text:style-name="T59">"</text:span> | <text:span text:style-name="T59">"</text:span><text:span text:style-name="T56">⋆</text:span><text:span text:style-name="T59">"</text:span> | <text:span text:style-name="T59">"</text:span><text:span text:style-name="T56">+</text:span><text:span text:style-name="T59">"</text:span> | <text:span text:style-name="T59">"</text:span><text:span text:style-name="T56">.</text:span><text:span text:style-name="T59">"</text:span> | <text:span text:style-name="T59">"</text:span><text:span text:style-name="T56">/</text:span><text:span text:style-name="T59">"</text:span> | <text:span text:style-name="T59">"</text:span><text:span text:style-name="T56">&lt;</text:span><text:span text:style-name="T59">"</text:span> | <text:span text:style-name="T59">"</text:span><text:span text:style-name="T56">=</text:span><text:span text:style-name="T59">"</text:span> | <text:span text:style-name="T59">"</text:span><text:span text:style-name="T56">&gt;</text:span><text:span text:style-name="T59">"</text:span> | <text:span text:style-name="T59">"</text:span><text:span text:style-name="T56">?</text:span><text:span text:style-name="T59">"</text:span> | <text:span text:style-name="T59">"</text:span><text:span text:style-name="T56">@</text:span><text:span text:style-name="T59">"</text:span><text:span text:style-name="T3"> </text:span>| <text:span text:style-name="T59">"</text:span><text:span text:style-name="T56">\</text:span><text:span text:style-name="T59">"</text:span> | <text:span text:style-name="T59">"</text:span><text:span text:style-name="T56">^</text:span><text:span text:style-name="T59">"</text:span><text:span text:style-name="T3"> </text:span>| <text:span text:style-name="T59">"</text:span><text:span text:style-name="T56">|</text:span><text:span text:style-name="T59">"</text:span><text:span text:style-name="T3"> </text:span>| <text:span text:style-name="T59">"</text:span><text:span text:style-name="T56">-</text:span><text:span text:style-name="T59">"</text:span> | <text:span text:style-name="T59">"</text:span><text:span text:style-name="T56">~</text:span><text:span text:style-name="T59">"</text:span> | <text:span text:style-name="T59">"</text:span><text:span text:style-name="T56">:</text:span><text:span text:style-name="T59">"</text:span></text:p>
      <text:p text:style-name="P17">ВосьмеричЦифра<text:span text:style-name="T1"> = </text:span><text:span text:style-name="T59">"</text:span><text:span text:style-name="T60">0</text:span><text:span text:style-name="T59">"</text:span><text:span text:style-name="T6"> | </text:span><text:span text:style-name="T59">"</text:span><text:span text:style-name="T60">1</text:span><text:span text:style-name="T59">"</text:span><text:span text:style-name="T6"> | </text:span><text:span text:style-name="T59">"</text:span><text:span text:style-name="T60">2</text:span><text:span text:style-name="T59">"</text:span><text:span text:style-name="T6"> | </text:span><text:span text:style-name="T59">"</text:span><text:span text:style-name="T60">3</text:span><text:span text:style-name="T59">"</text:span><text:span text:style-name="T6"> | </text:span><text:span text:style-name="T59">"</text:span><text:span text:style-name="T60">4</text:span><text:span text:style-name="T59">"</text:span><text:span text:style-name="T6"> | </text:span><text:span text:style-name="T59">"</text:span><text:span text:style-name="T60">5</text:span><text:span text:style-name="T59">"</text:span><text:span text:style-name="T6"> | </text:span><text:span text:style-name="T59">"</text:span><text:span text:style-name="T60">6</text:span><text:span text:style-name="T59">"</text:span><text:span text:style-name="T6"> | </text:span><text:span text:style-name="T59">"</text:span><text:span text:style-name="T60">7</text:span><text:span text:style-name="T59">"</text:span></text:p>
      <text:p text:style-name="P19"><text:span text:style-name="T97">Десятич</text:span>Цифра = <text:span text:style-name="T97">Восьмерич</text:span><text:span text:style-name="T107">Цифра</text:span><text:span text:style-name="T1"> | </text:span><text:span text:style-name="T59">"</text:span><text:span text:style-name="T57">8</text:span><text:span text:style-name="T59">"</text:span><text:span text:style-name="T1"> | </text:span><text:span text:style-name="T59">"</text:span><text:span text:style-name="T57">9</text:span><text:span text:style-name="T59">"</text:span></text:p>
      <text:p text:style-name="P16">ШестнадцатеричЦифра<text:span text:style-name="T1"> = </text:span><text:span text:style-name="T97">Десятич</text:span>Цифра <text:span text:style-name="T1">| </text:span><text:span text:style-name="T59">"</text:span><text:span text:style-name="T57">A</text:span><text:span text:style-name="T59">"</text:span><text:span text:style-name="T1"> | </text:span><text:span text:style-name="T59">"</text:span><text:span text:style-name="T57">B</text:span><text:span text:style-name="T59">"</text:span><text:span text:style-name="T1"> | </text:span><text:span text:style-name="T59">"</text:span><text:span text:style-name="T57">C</text:span><text:span text:style-name="T59">"</text:span><text:span text:style-name="T1"> | </text:span><text:span text:style-name="T59">"</text:span><text:span text:style-name="T57">D</text:span><text:span text:style-name="T59">"</text:span><text:span text:style-name="T1"> | </text:span><text:span text:style-name="T59">"</text:span><text:span text:style-name="T57">E</text:span><text:span text:style-name="T59">"</text:span><text:span text:style-name="T1"> | </text:span><text:span text:style-name="T59">"</text:span><text:span text:style-name="T57">F</text:span><text:span text:style-name="T59">"</text:span><text:span text:style-name="T1"> | </text:span><text:span text:style-name="T59">"</text:span><text:span text:style-name="T57">a</text:span><text:span text:style-name="T59">"</text:span><text:span text:style-name="T1"> | </text:span><text:span text:style-name="T59">"</text:span><text:span text:style-name="T57">b</text:span><text:span text:style-name="T59">"</text:span><text:span text:style-name="T1"> | </text:span><text:span text:style-name="T59">"</text:span><text:span text:style-name="T57">c</text:span><text:span text:style-name="T59">"</text:span><text:span text:style-name="T1"> | </text:span><text:span text:style-name="T59">"</text:span><text:span text:style-name="T57">d</text:span><text:span text:style-name="T59">"</text:span><text:span text:style-name="T1"> | </text:span><text:span text:style-name="T59">"</text:span><text:span text:style-name="T57">e</text:span><text:span text:style-name="T59">"</text:span><text:span text:style-name="T1"> | </text:span><text:span text:style-name="T59">"</text:span><text:span text:style-name="T57">f</text:span><text:span text:style-name="T59">"</text:span></text:p>
      <text:p text:style-name="P17"><text:span text:style-name="T108">Восьмерич</text:span><text:span text:style-name="T97">Число = </text:span><text:span text:style-name="T32">ВосьмеричЦифра </text:span><text:span text:style-name="T39">{</text:span><text:span text:style-name="T32">ВосьмеричЦифра</text:span><text:span text:style-name="T39">}</text:span></text:p>
      <text:p text:style-name="P17"><text:span text:style-name="T47">Десятич</text:span><text:span text:style-name="T39">Число = </text:span><text:span text:style-name="T47">Десятич</text:span><text:span text:style-name="T39">Цифра {</text:span><text:span text:style-name="T47">Десятич</text:span><text:span text:style-name="T39">Цифра}</text:span></text:p>
      <text:p text:style-name="P17"><text:span text:style-name="T47">Шестнадцатерич</text:span><text:span text:style-name="T39">Число = </text:span><text:span text:style-name="T47">Шестнадцатерич</text:span><text:span text:style-name="T39">Цифра {</text:span><text:span text:style-name="T47">Шестнадцатерич</text:span><text:span text:style-name="T39">Цифра}</text:span></text:p>
      <text:p text:style-name="P23"><text:span text:style-name="T32">Целое = Десятич</text:span><text:span text:style-name="T38">Число | </text:span><text:span text:style-name="T59">"</text:span><text:span text:style-name="T57">0o</text:span><text:span text:style-name="T59">"</text:span><text:span text:style-name="T3"> </text:span>ВосьмеричЧисло <text:span text:style-name="T38">| </text:span><text:span text:style-name="T59">"</text:span><text:span text:style-name="T57">0O</text:span><text:span text:style-name="T59">"</text:span><text:span text:style-name="T3"> </text:span>ВосьмеричЧисло <text:span text:style-name="T38">| </text:span><text:span text:style-name="T59">"</text:span><text:span text:style-name="T57">0x</text:span><text:span text:style-name="T59">"</text:span><text:span text:style-name="T3"> </text:span>ШестнадцатеричЧисло <text:span text:style-name="T38">| </text:span><text:span text:style-name="T59">"</text:span><text:span text:style-name="T57">0X</text:span><text:span text:style-name="T59">"</text:span><text:span text:style-name="T3"> </text:span>ШестнадцатеричЧисло</text:p>
      <text:p text:style-name="P24">Дробное = <text:span text:style-name="T47">Десятич</text:span><text:span text:style-name="T39">Число</text:span> <text:span text:style-name="T59">"</text:span><text:span text:style-name="T64">.</text:span><text:span text:style-name="T59">"</text:span><text:span text:style-name="T3"> </text:span><text:span text:style-name="T47">Десятич</text:span><text:span text:style-name="T39">Число </text:span><text:span text:style-name="T38">(</text:span><text:span text:style-name="T59">"</text:span><text:span text:style-name="T57">e</text:span><text:span text:style-name="T59">"</text:span><text:span text:style-name="T38"> | </text:span><text:span text:style-name="T59">"</text:span><text:span text:style-name="T57">E</text:span><text:span text:style-name="T59">"</text:span><text:span text:style-name="T38">) [</text:span><text:span text:style-name="T59">"</text:span><text:span text:style-name="T57">+</text:span><text:span text:style-name="T59">"</text:span><text:span text:style-name="T38"> | </text:span><text:span text:style-name="T59">"</text:span><text:span text:style-name="T64">-</text:span><text:span text:style-name="T59">"</text:span><text:span text:style-name="T38">] </text:span><text:span text:style-name="T47">Десятич</text:span><text:span text:style-name="T39">Число</text:span></text:p>
      <text:p text:style-name="P6"><text:span text:style-name="T12">СимволЛитер </text:span><text:span text:style-name="T109">= </text:span><text:span text:style-name="T57">"'"</text:span><text:span text:style-name="T38"> </text:span><text:span text:style-name="T43">(</text:span><text:span text:style-name="T93">МалБуква </text:span><text:span text:style-name="T4">| </text:span><text:span text:style-name="T93">БолБуква </text:span><text:span text:style-name="T4">| </text:span><text:span text:style-name="T94">Другой</text:span><text:span text:style-name="T93">Символ </text:span><text:span text:style-name="T4">| </text:span><text:span text:style-name="T93">Цифра </text:span><text:span text:style-name="T4">| </text:span><text:span text:style-name="T93">СпецЛексема </text:span><text:span text:style-name="T4">| <text:s/></text:span><text:span text:style-name="T57">"""</text:span><text:span text:style-name="T1"> </text:span><text:span text:style-name="T4">| </text:span><text:span text:style-name="T57">"_"</text:span><text:span text:style-name="T93"> </text:span><text:span text:style-name="T13">| </text:span><text:span text:style-name="T109">Пробел) </text:span><text:span text:style-name="T57">"'"</text:span></text:p>
      <text:p text:style-name="P8">СтроковыйЛитер <text:span text:style-name="T109">= </text:span><text:span text:style-name="T57">"""</text:span><text:span text:style-name="T1"> </text:span><text:span text:style-name="T15">{</text:span><text:span text:style-name="T93">МалБуква </text:span><text:span text:style-name="T4">| </text:span><text:span text:style-name="T93">БолБуква </text:span><text:span text:style-name="T4">| </text:span><text:span text:style-name="T94">Другой</text:span><text:span text:style-name="T93">Символ </text:span><text:span text:style-name="T4">| </text:span><text:span text:style-name="T93">Цифра </text:span><text:span text:style-name="T4">| </text:span><text:span text:style-name="T93">СпецЛексема </text:span><text:span text:style-name="T4">| <text:s/></text:span><text:span text:style-name="T57">"'"</text:span><text:span text:style-name="T1"> </text:span><text:span text:style-name="T4">| </text:span><text:span text:style-name="T57">"_"</text:span><text:span text:style-name="T93"> </text:span><text:span text:style-name="T13">| </text:span><text:span text:style-name="T110">ПробелСимвол</text:span><text:span text:style-name="T14"> </text:span><text:span text:style-name="T15">}</text:span><text:span text:style-name="T109"> </text:span><text:span text:style-name="T57">"""</text:span></text:p>
      <text:p text:style-name="P31">Булева = <text:span text:style-name="T59">"</text:span><text:span text:style-name="T57">True</text:span><text:span text:style-name="T59">"</text:span><text:span text:style-name="T41"> </text:span><text:span text:style-name="T38">| </text:span><text:span text:style-name="T59">"</text:span><text:span text:style-name="T57">False</text:span><text:span text:style-name="T59">"</text:span></text:p>
      <text:p text:style-name="P18">Идентификатор <text:span text:style-name="T1">= </text:span>МалБуква <text:span text:style-name="T1">| </text:span><text:span text:style-name="T59">"_"</text:span><text:span text:style-name="T3"> </text:span><text:span text:style-name="T1">{</text:span>МалБуква <text:span text:style-name="T1">| </text:span>БолБуква <text:span text:style-name="T1">| </text:span>Цифра <text:span text:style-name="T1">| </text:span><text:span text:style-name="T59">"'"</text:span><text:span text:style-name="T41"> </text:span><text:span text:style-name="T63">|</text:span><text:span text:style-name="T42"> </text:span><text:span text:style-name="T59">"_"</text:span><text:span text:style-name="T1">}</text:span></text:p>
      <text:p text:style-name="P58">Тип = БолБуква <text:span text:style-name="T1">{</text:span>МалБуква<text:span text:style-name="T1">}</text:span></text:p>
      <text:p text:style-name="P57">Пусть <text:span text:style-name="T1">= </text:span><text:span text:style-name="T59">"</text:span><text:span text:style-name="T68">let</text:span><text:span text:style-name="T59">"</text:span></text:p>
      <text:p text:style-name="P57">Внутри = <text:span text:style-name="T59">"</text:span><text:span text:style-name="T61">in</text:span><text:span text:style-name="T59">"</text:span></text:p>
      <text:p text:style-name="P57">Делать <text:span text:style-name="T1">= </text:span><text:span text:style-name="T59">"</text:span><text:span text:style-name="T57">do</text:span><text:span text:style-name="T59">"</text:span></text:p>
      <text:p text:style-name="P57"><text:span text:style-name="T108">Е</text:span>сли<text:span text:style-name="T56"> = </text:span><text:span text:style-name="T59">"</text:span><text:span text:style-name="T68">if</text:span><text:span text:style-name="T59">"</text:span></text:p>
      <text:p text:style-name="P57">Иначе<text:span text:style-name="T56"> = </text:span><text:span text:style-name="T59">"</text:span><text:span text:style-name="T68">else</text:span><text:span text:style-name="T59">"</text:span></text:p>
      <text:p text:style-name="P57">Тогда<text:span text:style-name="T56"> = </text:span><text:span text:style-name="T59">"</text:span><text:span text:style-name="T61">then</text:span><text:span text:style-name="T59">"</text:span></text:p>
      <text:p text:style-name="P54">ЗарезервСлово = <text:span text:style-name="T1"><text:s/></text:span><text:span text:style-name="T158">Пусть </text:span><text:span text:style-name="T10">| </text:span><text:span text:style-name="T144">В</text:span><text:span text:style-name="T149">нутри</text:span><text:span text:style-name="T10"> |</text:span><text:span text:style-name="T41"> </text:span><text:span text:style-name="T149">Делать </text:span><text:span text:style-name="T1">| </text:span><text:span text:style-name="T53">Е</text:span><text:span text:style-name="T149">сли</text:span><text:span text:style-name="T1"> | </text:span><text:span text:style-name="T149">Иначе</text:span><text:span text:style-name="T1"> | </text:span><text:span text:style-name="T149">Тогда</text:span></text:p>
      <text:p text:style-name="P64">Плюс = <text:span text:style-name="T59">"</text:span><text:span text:style-name="T72">+</text:span><text:span text:style-name="T59">"</text:span></text:p>
      <text:p text:style-name="P64"><text:soft-page-break/>Минус = <text:span text:style-name="T59">"</text:span><text:span text:style-name="T66">-</text:span><text:span text:style-name="T59">"</text:span></text:p>
      <text:p text:style-name="P64">Звездочка = <text:span text:style-name="T59">"</text:span><text:span text:style-name="T66">*</text:span><text:span text:style-name="T59">"</text:span></text:p>
      <text:p text:style-name="P64">Слэш = <text:span text:style-name="T59">"</text:span><text:span text:style-name="T66">/</text:span><text:span text:style-name="T59">"</text:span></text:p>
      <text:p text:style-name="P64">Процент = <text:span text:style-name="T59">"</text:span><text:span text:style-name="T66">%</text:span><text:span text:style-name="T59">"</text:span></text:p>
      <text:p text:style-name="P49">АрифОпер <text:span text:style-name="T1">=</text:span> <text:span text:style-name="T156">Плюс</text:span><text:span text:style-name="T122"> | </text:span><text:span text:style-name="T156">Минус</text:span><text:span text:style-name="T122"> | </text:span><text:span text:style-name="T156">Звездочка</text:span><text:span text:style-name="T122"> | </text:span><text:span text:style-name="T156">Слэш</text:span><text:span text:style-name="T122"> | </text:span><text:span text:style-name="T156">Процент</text:span><text:span text:style-name="T122"> </text:span></text:p>
      <text:p text:style-name="P64"><text:span text:style-name="T108">З</text:span>накИли <text:span text:style-name="T1">= </text:span><text:span text:style-name="T59">"</text:span><text:span text:style-name="T67">||</text:span><text:span text:style-name="T59">"</text:span></text:p>
      <text:p text:style-name="P64">ЗнакИ <text:span text:style-name="T1">= </text:span><text:span text:style-name="T40"><text:s/></text:span><text:span text:style-name="T59">"</text:span><text:span text:style-name="T67">&amp;&amp;</text:span><text:span text:style-name="T59">"</text:span><text:span text:style-name="T48"> </text:span></text:p>
      <text:p text:style-name="P64"><text:span text:style-name="T32">ЛогОтрицание = </text:span><text:span text:style-name="T59">"</text:span><text:span text:style-name="T70">not</text:span><text:span text:style-name="T59">"</text:span></text:p>
      <text:p text:style-name="P50">ЛогичОпер <text:span text:style-name="T1">= </text:span><text:span text:style-name="T156">ЛогОтрицание</text:span><text:span text:style-name="T122"> </text:span><text:span text:style-name="T20">| </text:span><text:span text:style-name="T156">ЗнакИли </text:span><text:span text:style-name="T30">| </text:span><text:span text:style-name="T156">ЗнакИ</text:span></text:p>
      <text:p text:style-name="P25">Сравнен<text:span text:style-name="T131">ие</text:span>Опер = <text:span text:style-name="T59">"</text:span><text:span text:style-name="T56">==</text:span><text:span text:style-name="T59">"</text:span><text:span text:style-name="T48"> | </text:span><text:span text:style-name="T59">"/</text:span><text:span text:style-name="T56">=</text:span><text:span text:style-name="T59">"</text:span><text:span text:style-name="T48"> | </text:span><text:span text:style-name="T59">"&lt;"</text:span><text:span text:style-name="T48"> | </text:span><text:span text:style-name="T59">"&lt;</text:span><text:span text:style-name="T57">=</text:span><text:span text:style-name="T59">"</text:span><text:span text:style-name="T48"> | </text:span><text:span text:style-name="T59">"&gt;"</text:span><text:span text:style-name="T48"> | </text:span><text:span text:style-name="T59">"&gt;</text:span><text:span text:style-name="T57">=</text:span><text:span text:style-name="T59">"</text:span><text:span text:style-name="T48"> </text:span></text:p>
      <text:p text:style-name="P33"><text:span text:style-name="T122">В</text:span>ычислОпер <text:span text:style-name="T1">= </text:span><text:span text:style-name="T111">ЛогичОпер</text:span><text:span text:style-name="T112"> </text:span><text:span text:style-name="T16">| </text:span><text:span text:style-name="T112">Сравнен</text:span><text:span text:style-name="T131">ие</text:span><text:span text:style-name="T112">Опер </text:span><text:span text:style-name="T20">| </text:span><text:span text:style-name="T117">Ариф</text:span><text:span text:style-name="T112">Опер </text:span></text:p>
      <text:p text:style-name="P48">ОбъявТипа <text:span text:style-name="T1">= </text:span><text:span text:style-name="T59">"</text:span><text:span text:style-name="T82">::</text:span><text:span text:style-name="T59">"</text:span></text:p>
      <text:p text:style-name="P60">Двоеточие = <text:span text:style-name="T46"><text:s/></text:span><text:span text:style-name="T59">"</text:span><text:span text:style-name="T82">:</text:span><text:span text:style-name="T59">"</text:span></text:p>
      <text:p text:style-name="P62"><text:span text:style-name="T108">Р</text:span>авно <text:span text:style-name="T1">= </text:span><text:span text:style-name="T59">"</text:span><text:span text:style-name="T82">=</text:span><text:span text:style-name="T59">"</text:span></text:p>
      <text:p text:style-name="P63"><text:span text:style-name="T154">ДваВосклиц</text:span> <text:span text:style-name="T1">= </text:span><text:span text:style-name="T59">"</text:span><text:span text:style-name="T66">!!</text:span><text:span text:style-name="T59">"</text:span></text:p>
      <text:p text:style-name="P61"><text:span text:style-name="T155">Связка</text:span> <text:span text:style-name="T1">= </text:span><text:span text:style-name="T48"><text:s/></text:span><text:span text:style-name="T59">"&lt;</text:span><text:span text:style-name="T62">-</text:span><text:span text:style-name="T59">"</text:span></text:p>
      <text:p text:style-name="P32">ЗарезервОпер = <text:s/><text:span text:style-name="T133">Двоеточие </text:span><text:span text:style-name="T28">| </text:span><text:span text:style-name="T133">ОбъявТипа </text:span><text:span text:style-name="T28">| </text:span><text:span text:style-name="T133">Равно </text:span><text:span text:style-name="T28">|</text:span><text:span text:style-name="T133"> </text:span><text:span text:style-name="T155">Связка</text:span><text:span text:style-name="T29"> |</text:span><text:span text:style-name="T155"> ДваВосклиц</text:span><text:span text:style-name="T133"> </text:span><text:span text:style-name="T28">| </text:span><text:span text:style-name="T49">ВычислОпер</text:span></text:p>
      <text:p text:style-name="P7"><text:span text:style-name="T92">Парсер</text:span>:</text:p>
      <text:p text:style-name="P27">Переменная = Идентификатор</text:p>
      <text:p text:style-name="P22">Выражение = <text:span text:style-name="T129">ЛогичВыражениеИЛИ</text:span> <text:span text:style-name="T23">[</text:span><text:span text:style-name="T138">ОбъявТипа</text:span><text:span text:style-name="T41"> </text:span><text:span text:style-name="T32">Тип</text:span><text:span text:style-name="T23">]</text:span></text:p>
      <text:p text:style-name="P51">ЛогичВыражениеИЛИ = ЛогичВыражениеИ <text:span text:style-name="T26">[</text:span><text:span text:style-name="T53">З</text:span><text:span text:style-name="T138">накИли</text:span><text:span text:style-name="T41"> </text:span>ЛогичВыражениеИЛИ<text:span text:style-name="T26">]</text:span></text:p>
      <text:p text:style-name="P51">ЛогичВыражениеИ <text:span text:style-name="T130">= Сравнен</text:span><text:span text:style-name="T131">ие</text:span><text:span text:style-name="T130">Выражение </text:span><text:span text:style-name="T26">[</text:span><text:span text:style-name="T53">З</text:span><text:span text:style-name="T138">накИ </text:span>ЛогичВыражениеИ<text:span text:style-name="T26">]</text:span></text:p>
      <text:p text:style-name="P47">Сравнен<text:span text:style-name="T131">ие</text:span>Выражение = <text:span text:style-name="T126">ИнфиксВыражение </text:span><text:span text:style-name="T1">[</text:span><text:span text:style-name="T123">Сравнен</text:span><text:span text:style-name="T131">ие</text:span><text:span text:style-name="T123">Опер </text:span><text:span text:style-name="T126">ИнфиксВыражение</text:span><text:span text:style-name="T1">]</text:span></text:p>
      <text:p text:style-name="P21">ИнфиксВыражение = <text:span text:style-name="T124">Слагаемое </text:span><text:span text:style-name="T24">[ </text:span><text:span text:style-name="T127">(</text:span><text:span text:style-name="T148">Плюс</text:span><text:span text:style-name="T41"> </text:span><text:span text:style-name="T45">| </text:span><text:span text:style-name="T148">Минус</text:span><text:span text:style-name="T71">)</text:span><text:span text:style-name="T45"> </text:span><text:span text:style-name="T113">ИнфиксВыражение </text:span><text:span text:style-name="T24">]</text:span></text:p>
      <text:p text:style-name="P45"><text:span text:style-name="T100">Слагаемое</text:span><text:span text:style-name="T99"> </text:span>= <text:span text:style-name="T104">Множитель</text:span><text:span text:style-name="T100"> </text:span><text:span text:style-name="T127">[ </text:span><text:span text:style-name="T102">(</text:span><text:span text:style-name="T140">Звездочка</text:span><text:span text:style-name="T53"> </text:span><text:span text:style-name="T54">|</text:span><text:span text:style-name="T102"> </text:span><text:span text:style-name="T140">Слэш</text:span><text:span text:style-name="T105"> </text:span><text:span text:style-name="T54">| </text:span><text:span text:style-name="T140">Процент</text:span><text:span text:style-name="T84">)</text:span><text:span text:style-name="T54"> </text:span><text:span text:style-name="T104">Слагаемое</text:span><text:span text:style-name="T103"> </text:span><text:span text:style-name="T127">]</text:span></text:p>
      <text:p text:style-name="P28"><text:span text:style-name="T124">Множитель</text:span> <text:span text:style-name="T1">= <text:tab/></text:span>Переменная </text:p>
      <text:p text:style-name="P28"><text:span text:style-name="T18"><text:tab/><text:tab/><text:tab/>| </text:span><text:span text:style-name="T116">Литерал</text:span></text:p>
      <text:p text:style-name="P29"><text:tab/><text:tab/><text:tab/><text:span text:style-name="T25">|</text:span><text:span text:style-name="T157"> </text:span><text:span text:style-name="T143">М</text:span><text:span text:style-name="T138">инус</text:span><text:span text:style-name="T108"> </text:span><text:span text:style-name="T55">Множитель</text:span></text:p>
      <text:p text:style-name="P52"><text:span text:style-name="T55"><text:tab/><text:tab/><text:tab/></text:span><text:span text:style-name="T25">| </text:span><text:span text:style-name="T156">ЛогОтрицание</text:span><text:span text:style-name="T41"> </text:span><text:span text:style-name="T55">Множитель</text:span></text:p>
      <text:p text:style-name="P53"><text:tab/><text:tab/><text:tab/><text:span text:style-name="T18">|</text:span><text:span text:style-name="T116"> </text:span><text:span text:style-name="T149">ЛеваяСкобка</text:span><text:span text:style-name="T108"> </text:span><text:span text:style-name="T116">Выражение </text:span><text:span text:style-name="T149">ПраваяСкобка</text:span></text:p>
      <text:p text:style-name="P53"><text:soft-page-break/><text:span text:style-name="T3"><text:tab/><text:tab/><text:tab/></text:span><text:span text:style-name="T18">| </text:span><text:span text:style-name="T158">ЛеваяКвСкобка </text:span><text:span text:style-name="T19">(</text:span><text:span text:style-name="T116">Выражение</text:span><text:span text:style-name="T18"> </text:span><text:span text:style-name="T19">{</text:span><text:span text:style-name="T152"> </text:span><text:span text:style-name="T147">З</text:span><text:span text:style-name="T153">апятая</text:span><text:span text:style-name="T53"> </text:span><text:span text:style-name="T116">Выражение</text:span><text:span text:style-name="T18"> </text:span><text:span text:style-name="T19">}) </text:span><text:span text:style-name="T158">ПраваяКвСкобка</text:span></text:p>
      <text:p text:style-name="P29"><text:tab/><text:tab/><text:tab/><text:span text:style-name="T25">| </text:span><text:span text:style-name="T149">Пусть </text:span><text:span text:style-name="T113">О</text:span><text:span text:style-name="T114">бъявПеремен</text:span><text:span text:style-name="T17"> {</text:span><text:span text:style-name="T113">О</text:span><text:span text:style-name="T114">бъявПеремен</text:span><text:span text:style-name="T17">}</text:span><text:span text:style-name="T121"> </text:span><text:span text:style-name="T144">В</text:span><text:span text:style-name="T149">нутри</text:span><text:span text:style-name="T108"> </text:span><text:span text:style-name="T128">Выражение</text:span><text:span text:style-name="T121"> </text:span></text:p>
      <text:p text:style-name="P35"><text:span text:style-name="T98"><text:tab/><text:tab/><text:tab/></text:span>| <text:span text:style-name="T101">Условие</text:span></text:p>
      <text:p text:style-name="P35"><text:span text:style-name="T101"><text:tab/><text:tab/><text:tab/></text:span><text:span text:style-name="T125">|</text:span><text:span text:style-name="T101"> </text:span><text:span text:style-name="T106">Делать</text:span><text:span text:style-name="T142"> </text:span><text:span text:style-name="T125">Do</text:span><text:span text:style-name="T101">Выражение </text:span><text:span text:style-name="T151">{</text:span><text:span text:style-name="T125">Do</text:span><text:span text:style-name="T101">Выражение</text:span><text:span text:style-name="T125">}</text:span></text:p>
      <text:p text:style-name="P46"><text:span text:style-name="T1">Do</text:span>Выражение <text:span text:style-name="T1">= <text:tab/></text:span>Выражение </text:p>
      <text:p text:style-name="P26"><text:span text:style-name="T1"><text:tab/><text:tab/><text:tab/>| </text:span><text:span text:style-name="T115">Переменная</text:span> <text:span text:style-name="T144">С</text:span><text:span text:style-name="T149">вязка</text:span><text:span text:style-name="T108"> </text:span>Выражение</text:p>
      <text:p text:style-name="P26"><text:span text:style-name="T59"><text:tab/><text:tab/><text:tab/></text:span><text:span text:style-name="T1">|</text:span> <text:span text:style-name="T144">П</text:span><text:span text:style-name="T149">усть</text:span><text:span text:style-name="T108"> </text:span><text:span text:style-name="T113">О</text:span><text:span text:style-name="T114">бъявПеремен</text:span><text:span text:style-name="T17"> {</text:span><text:span text:style-name="T113">О</text:span><text:span text:style-name="T114">бъявПеремен</text:span><text:span text:style-name="T17">}</text:span></text:p>
      <text:p text:style-name="P30"><text:span text:style-name="T113">О</text:span>бъявПеремен <text:span text:style-name="T1">= </text:span><text:span text:style-name="T115">Переменная</text:span> <text:span text:style-name="T144">Р</text:span><text:span text:style-name="T149">авно</text:span><text:span text:style-name="T108"> </text:span>Выражение</text:p>
      <text:p text:style-name="P20">Условие = <text:span text:style-name="T149">Если</text:span><text:span text:style-name="T51"> </text:span><text:span text:style-name="T44">В</text:span><text:span text:style-name="T52">ыражение</text:span><text:span text:style-name="T121"> </text:span><text:span text:style-name="T144">Т</text:span><text:span text:style-name="T149">огда</text:span><text:span text:style-name="T108"> </text:span><text:span text:style-name="T22">В</text:span><text:span text:style-name="T120">ыражение</text:span><text:span text:style-name="T121"> </text:span><text:span text:style-name="T144">И</text:span><text:span text:style-name="T149">наче</text:span><text:span text:style-name="T108"> </text:span><text:span text:style-name="T120">Выражение</text:span></text:p>
      <text:p text:style-name="P43"><text:span text:style-name="T118">Способы объявления локальных переменных в </text:span><text:span text:style-name="T21">Haskell:</text:span></text:p>
      <text:p text:style-name="P39">Пример с <text:span text:style-name="T1">Do:</text:span></text:p>
      <text:p text:style-name="P41">main = do</text:p>
      <text:p text:style-name="P41"><text:s text:c="4"/>let a = 5</text:p>
      <text:p text:style-name="P41"><text:s text:c="4"/>let b = 4</text:p>
      <text:p text:style-name="P41"><text:s text:c="4"/>print (a + b)</text:p>
      <text:p text:style-name="P37"><text:span text:style-name="T80">Пример с </text:span><text:span text:style-name="T76">let-in </text:span><text:span text:style-name="T77">(</text:span><text:span text:style-name="Source_20_Text"><text:span text:style-name="T11">let DECLARATIONS in EXPRESSION</text:span></text:span><text:span text:style-name="Source_20_Text"><text:span text:style-name="T77">)</text:span></text:span><text:span text:style-name="T76">:</text:span></text:p>
      <text:p text:style-name="P42">main = </text:p>
      <text:p text:style-name="P42"><text:s text:c="4"/>let a = 5</text:p>
      <text:p text:style-name="P42"><text:s text:c="8"/>b = 4</text:p>
      <text:p text:style-name="P42"><text:s text:c="4"/>in print(a + b)</text:p>
      <text:p text:style-name="P39">Пример с <text:span text:style-name="T1">Where:</text:span></text:p>
      <text:p text:style-name="P41">main = </text:p>
      <text:p text:style-name="P41"><text:s text:c="4"/>print (a + b)</text:p>
      <text:p text:style-name="P41"><text:s text:c="4"/>where </text:p>
      <text:p text:style-name="P41"><text:s text:c="8"/>a = 5</text:p>
      <text:p text:style-name="P41"><text:s text:c="8"/>b = 4</text:p>
      <text:p text:style-name="P40">Ввод дробного числа:</text:p>
      <text:p text:style-name="P38">main = do</text:p>
      <text:p text:style-name="P38"><text:s text:c="4"/>x &lt;- <text:span text:style-name="T29">readLn</text:span></text:p>
      <text:p text:style-name="P38"><text:s text:c="4"/>let a = <text:span text:style-name="T29">x</text:span> :: Float</text:p>
      <text:p text:style-name="P38"><text:s text:c="4"/>let b = 4.5</text:p>
      <text:p text:style-name="P38"><text:s text:c="4"/>print(a + b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5-31T21:18:01.266000000</dc:date>
    <meta:editing-duration>PT8H54M9S</meta:editing-duration>
    <meta:editing-cycles>79</meta:editing-cycles>
    <meta:print-date>2021-04-12T07:13:39.218000000</meta:print-date>
    <meta:document-statistic meta:table-count="0" meta:image-count="0" meta:object-count="0" meta:page-count="5" meta:paragraph-count="116" meta:word-count="697" meta:character-count="4147" meta:non-whitespace-character-count="3434"/>
  </office:meta>
</office:document-meta>
</file>